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808080"/>
    </style:style>
    <style:style style:name="ce4" style:family="table-cell" style:parent-style-name="Default" style:data-style-name="N21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ncordance_(I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1/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euil : 3/4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Discordance_(I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1/10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table:style-name="ce3"/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euil : 2/10</text:p>
          </table:table-cell>
          <table:table-cell office:value-type="string" table:style-name="ce1">
            <text:p>seuil : 4/10</text:p>
          </table:table-cell>
          <table:table-cell table:number-columns-repeated="16380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oncordance_(II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1/4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euil : 3/4</text:p>
          </table:table-cell>
          <table:table-cell office:value-type="string" table:style-name="ce1">
            <text:p>Seuil faible : 2/4</text:p>
          </table:table-cell>
          <table:table-cell table:style-name="ce4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cordance_(II)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*1/10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table:style-name="ce3"/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2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3"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3"/>
          <table:table-cell office:value-type="float" office:value="5" table:style-name="ce2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euil : 1/10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maury</meta:initial-creator>
    <dc:creator>Amaury</dc:creator>
    <meta:creation-date>2014-10-07T07:49:16Z</meta:creation-date>
    <dc:date>2014-10-09T16:25:50Z</dc:date>
  </office:meta>
</office:document-meta>
</file>